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justify" draw:textarea-vertical-align="middle" draw:auto-grow-height="false" fo:min-height="2.25cm" fo:min-width="4.4cm"/>
    </style:style>
    <style:style style:name="gr2" style:family="graphic" style:parent-style-name="standard">
      <style:graphic-properties draw:fill="solid" draw:fill-color="#ccff00" draw:textarea-horizontal-align="justify" draw:textarea-vertical-align="middle" draw:auto-grow-height="false" fo:min-height="2.619cm" fo:min-width="3.89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ccff99" draw:textarea-horizontal-align="justify" draw:textarea-vertical-align="middle" draw:auto-grow-height="false" fo:min-height="2.638cm" fo:min-width="5.78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ccff99" draw:textarea-horizontal-align="justify" draw:textarea-vertical-align="middle" draw:auto-grow-height="false" fo:min-height="2.25cm" fo:min-width="4.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9cm" svg:height="2.5cm" svg:x="2.9cm" svg:y="4.6cm">
          <text:p text:style-name="P1">x86 平台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1cm" svg:height="4.3cm" svg:x="11.7cm" svg:y="1.3cm">
          <text:p text:style-name="P1">源代码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" draw:text-style-name="P1" draw:layer="layout" draw:type="curve" svg:x1="7.8cm" svg:y1="5.85cm" svg:x2="11.7cm" svg:y2="3.45cm" draw:start-shape="id1" draw:start-glue-point="1" draw:end-shape="id2" draw:end-glue-point="5" svg:d="M7800 5850c2925 0 975-2400 3900-2400" svg:viewBox="0 0 3901 2401">
          <text:p text:style-name="P1">编辑</text:p>
        </draw:connector>
        <draw:custom-shape draw:style-name="gr1" draw:text-style-name="P1" xml:id="id3" draw:id="id3" draw:layer="layout" svg:width="4.9cm" svg:height="2.5cm" svg:x="11.8cm" svg:y="7.6cm">
          <text:p text:style-name="P1">编译器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6.6cm" svg:height="3.2cm" svg:x="4.5cm" svg:y="11.2cm">
          <text:p text:style-name="P1">可执行的二进制文件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4.25cm" svg:y1="5.26cm" svg:x2="14.25cm" svg:y2="7.6cm" draw:start-shape="id2" draw:start-glue-point="6" draw:end-shape="id3" draw:end-glue-point="0" svg:d="M14250 5260v2340" svg:viewBox="0 0 1 2341">
          <text:p/>
        </draw:connector>
        <draw:connector draw:style-name="gr5" draw:text-style-name="P1" draw:layer="layout" draw:type="curve" svg:x1="14.25cm" svg:y1="10.1cm" svg:x2="11.1cm" svg:y2="12.8cm" draw:start-shape="id3" draw:start-glue-point="2" draw:end-shape="id4" draw:end-glue-point="1" svg:d="M14250 10100c0 1800-1050 2700-3150 2700" svg:viewBox="0 0 3151 2701">
          <text:p/>
        </draw:connector>
        <draw:connector draw:style-name="gr3" draw:text-style-name="P1" draw:layer="layout" svg:x1="5.35cm" svg:y1="7.1cm" svg:x2="11.8cm" svg:y2="8.85cm" draw:start-shape="id1" draw:start-glue-point="2" draw:end-shape="id3" draw:end-glue-point="3" svg:d="M5350 7100v1750h6450" svg:viewBox="0 0 6451 1751">
          <text:p text:style-name="P1">运行</text:p>
        </draw:connector>
        <draw:custom-shape draw:style-name="gr6" draw:text-style-name="P1" xml:id="id5" draw:id="id5" draw:layer="layout" svg:width="4.9cm" svg:height="2.5cm" svg:x="12.8cm" svg:y="15.4cm">
          <text:p text:style-name="P1">MIPS 平台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2.8cm" svg:y1="16.65cm" svg:x2="7.8cm" svg:y2="14.4cm" draw:start-shape="id5" draw:start-glue-point="3" draw:end-shape="id4" draw:end-glue-point="2" svg:d="M12800 16650c-3334 0-5000-750-5000-2250" svg:viewBox="0 0 5001 2251">
          <text:p text:style-name="P1">运行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文泉驿正黑" svg:font-family="文泉驿正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驿正黑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驿正黑" style:font-family-asian="文泉驿正黑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59cm" fo:page-height="19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4T11:41:38.106154851</meta:creation-date>
    <dc:date>2015-08-04T11:55:07.842252795</dc:date>
    <meta:editing-duration>PT13M29S</meta:editing-duration>
    <meta:editing-cycles>2</meta:editing-cycles>
    <meta:generator>LibreOffice/4.3.3.2$Linux_X86_64 LibreOffice_project/430m0$Build-2</meta:generator>
    <meta:document-statistic meta:object-count="10"/>
  </office:meta>
</office:document-meta>
</file>